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7.51pt" svg:height="512.02pt" svg:x="758.95pt" svg:y="111.37pt">
            <loext:p draw:notify-on-update-of-ranges="Sheet1.J3:Sheet1.J10 Sheet1.K3:Sheet1.K10 Sheet1.D2:Sheet1.H6 Sheet1.B8:Sheet1.C8 Sheet1.D8:Sheet1.H12 Sheet1.D2:Sheet1.H6 Sheet1.B17:Sheet1.C17 Sheet1.D17:Sheet1.H21 Sheet1.D2:Sheet1.H6 Sheet1.B26:Sheet1.C26 Sheet1.D26:Sheet1.H30 Sheet1.D6:Sheet1.H6 Sheet1.B13:Sheet1.C13 Sheet1.D13:Sheet1.H13 Sheet1.D6:Sheet1.H6 Sheet1.B22:Sheet1.C22 Sheet1.D22:Sheet1.H22 Sheet1.D6:Sheet1.H6 Sheet1.B31:Sheet1.C31 Sheet1.D31:Sheet1.H31 Sheet1.D5:Sheet1.H6 Sheet1.B14:Sheet1.C14 Sheet1.D14:Sheet1.H15 Sheet1.D5:Sheet1.H6 Sheet1.B23:Sheet1.C23 Sheet1.D23:Sheet1.H24 Sheet1.D5:Sheet1.H6 Sheet1.B32:Sheet1.C32 Sheet1.D32:Sheet1.H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asgrown</text:p>
          </table:table-cell>
          <table:table-cell office:value-type="string" calcext:value-type="string">
            <text:p>raw</text:p>
          </table:table-cell>
          <table:table-cell office:value-type="float" office:value="0.74091937518477" calcext:value-type="float">
            <text:p>0.7409193752</text:p>
          </table:table-cell>
          <table:table-cell office:value-type="float" office:value="0.55151141461122" calcext:value-type="float">
            <text:p>0.5515114146</text:p>
          </table:table-cell>
          <table:table-cell office:value-type="float" office:value="0.445665789584824" calcext:value-type="float">
            <text:p>0.4456657896</text:p>
          </table:table-cell>
          <table:table-cell office:value-type="float" office:value="0.3788159211471" calcext:value-type="float">
            <text:p>0.3788159211</text:p>
          </table:table-cell>
          <table:table-cell office:value-type="float" office:value="0.289682763230136" calcext:value-type="float">
            <text:p>0.28968276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3"/>
          <table:table-cell office:value-type="float" office:value="0.752061019924391" calcext:value-type="float">
            <text:p>0.7520610199</text:p>
          </table:table-cell>
          <table:table-cell office:value-type="float" office:value="0.540369769871599" calcext:value-type="float">
            <text:p>0.5403697699</text:p>
          </table:table-cell>
          <table:table-cell office:value-type="float" office:value="0.434524144845203" calcext:value-type="float">
            <text:p>0.4345241448</text:p>
          </table:table-cell>
          <table:table-cell office:value-type="float" office:value="0.37324509877729" calcext:value-type="float">
            <text:p>0.3732450988</text:p>
          </table:table-cell>
          <table:table-cell office:value-type="float" office:value="0.295253585599946" calcext:value-type="float">
            <text:p>0.29525358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  <table:table-cell office:value-type="float" office:value="0.752061019924391" calcext:value-type="float">
            <text:p>0.7520610199</text:p>
          </table:table-cell>
          <table:table-cell office:value-type="float" office:value="0.55708223698103" calcext:value-type="float">
            <text:p>0.557082237</text:p>
          </table:table-cell>
          <table:table-cell office:value-type="float" office:value="0.440094967215014" calcext:value-type="float">
            <text:p>0.4400949672</text:p>
          </table:table-cell>
          <table:table-cell office:value-type="float" office:value="0.395528388256531" calcext:value-type="float">
            <text:p>0.3955283883</text:p>
          </table:table-cell>
          <table:table-cell office:value-type="float" office:value="0.306395230339566" calcext:value-type="float">
            <text:p>0.30639523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3"/>
          <table:table-cell office:value-type="float" office:value="0.757631842294201" calcext:value-type="float">
            <text:p>0.7576318423</text:p>
          </table:table-cell>
          <table:table-cell office:value-type="float" office:value="0.55151141461122" calcext:value-type="float">
            <text:p>0.5515114146</text:p>
          </table:table-cell>
          <table:table-cell office:value-type="float" office:value="0.428953322475393" calcext:value-type="float">
            <text:p>0.4289533225</text:p>
          </table:table-cell>
          <table:table-cell office:value-type="float" office:value="0.384386743516911" calcext:value-type="float">
            <text:p>0.3843867435</text:p>
          </table:table-cell>
          <table:table-cell office:value-type="float" office:value="0.300824407969756" calcext:value-type="float">
            <text:p>0.3008244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0.757631842294201" calcext:value-type="float">
            <text:p>0.7576318423</text:p>
          </table:table-cell>
          <table:table-cell office:value-type="float" office:value="0.55151141461122" calcext:value-type="float">
            <text:p>0.5515114146</text:p>
          </table:table-cell>
          <table:table-cell office:value-type="float" office:value="0.434524144845203" calcext:value-type="float">
            <text:p>0.4345241448</text:p>
          </table:table-cell>
          <table:table-cell office:value-type="float" office:value="0.3788159211471" calcext:value-type="float">
            <text:p>0.3788159211</text:p>
          </table:table-cell>
          <table:table-cell office:value-type="float" office:value="0.295253585599946" calcext:value-type="float">
            <text:p>0.29525358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grown</text:p>
          </table:table-cell>
          <table:table-cell office:value-type="string" calcext:value-type="string">
            <text:p>mean</text:p>
          </table:table-cell>
          <table:table-cell table:formula="of:=AVERAGE([.D8:.D12])" office:value-type="float" office:value="0.752061019924391" calcext:value-type="float">
            <text:p>0.7520610199</text:p>
          </table:table-cell>
          <table:table-cell table:formula="of:=AVERAGE([.E8:.E12])" office:value-type="float" office:value="0.550397250137258" calcext:value-type="float">
            <text:p>0.5503972501</text:p>
          </table:table-cell>
          <table:table-cell table:formula="of:=AVERAGE([.F8:.F12])" office:value-type="float" office:value="0.436752473793128" calcext:value-type="float">
            <text:p>0.4367524738</text:p>
          </table:table-cell>
          <table:table-cell table:formula="of:=AVERAGE([.G8:.G12])" office:value-type="float" office:value="0.382158414568986" calcext:value-type="float">
            <text:p>0.3821584146</text:p>
          </table:table-cell>
          <table:table-cell table:formula="of:=AVERAGE([.H8:.H12])" office:value-type="float" office:value="0.29748191454787" calcext:value-type="float">
            <text:p>0.29748191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grown</text:p>
          </table:table-cell>
          <table:table-cell office:value-type="string" calcext:value-type="string">
            <text:p>minmax</text:p>
          </table:table-cell>
          <table:table-cell table:formula="of:=MAX([.D8:.D12])" office:value-type="float" office:value="0.757631842294201" calcext:value-type="float">
            <text:p>0.7576318423</text:p>
          </table:table-cell>
          <table:table-cell table:formula="of:=MAX([.E8:.E12])" office:value-type="float" office:value="0.55708223698103" calcext:value-type="float">
            <text:p>0.557082237</text:p>
          </table:table-cell>
          <table:table-cell table:formula="of:=MAX([.F8:.F12])" office:value-type="float" office:value="0.445665789584824" calcext:value-type="float">
            <text:p>0.4456657896</text:p>
          </table:table-cell>
          <table:table-cell table:formula="of:=MAX([.G8:.G12])" office:value-type="float" office:value="0.395528388256531" calcext:value-type="float">
            <text:p>0.3955283883</text:p>
          </table:table-cell>
          <table:table-cell table:formula="of:=MAX([.H8:.H12])" office:value-type="float" office:value="0.306395230339566" calcext:value-type="float">
            <text:p>0.30639523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MIN([.D8:.D12])" office:value-type="float" office:value="0.74091937518477" calcext:value-type="float">
            <text:p>0.7409193752</text:p>
          </table:table-cell>
          <table:table-cell table:formula="of:=MIN([.E8:.E12])" office:value-type="float" office:value="0.540369769871599" calcext:value-type="float">
            <text:p>0.5403697699</text:p>
          </table:table-cell>
          <table:table-cell table:formula="of:=MIN([.F8:.F12])" office:value-type="float" office:value="0.428953322475393" calcext:value-type="float">
            <text:p>0.4289533225</text:p>
          </table:table-cell>
          <table:table-cell table:formula="of:=MIN([.G8:.G12])" office:value-type="float" office:value="0.37324509877729" calcext:value-type="float">
            <text:p>0.3732450988</text:p>
          </table:table-cell>
          <table:table-cell table:formula="of:=MIN([.H8:.H12])" office:value-type="float" office:value="0.289682763230136" calcext:value-type="float">
            <text:p>0.289682763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nneal600</text:p>
          </table:table-cell>
          <table:table-cell office:value-type="string" calcext:value-type="string">
            <text:p>raw</text:p>
          </table:table-cell>
          <table:table-cell office:value-type="float" office:value="0.826174928178414" calcext:value-type="float">
            <text:p>0.8261749282</text:p>
          </table:table-cell>
          <table:table-cell office:value-type="float" office:value="0.651407154909904" calcext:value-type="float">
            <text:p>0.6514071549</text:p>
          </table:table-cell>
          <table:table-cell office:value-type="float" office:value="0.53489530606423" calcext:value-type="float">
            <text:p>0.5348953061</text:p>
          </table:table-cell>
          <table:table-cell office:value-type="float" office:value="0.476639381641393" calcext:value-type="float">
            <text:p>0.4766393816</text:p>
          </table:table-cell>
          <table:table-cell office:value-type="float" office:value="0.413087464089207" calcext:value-type="float">
            <text:p>0.41308746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0878935049066" calcext:value-type="float">
            <text:p>0.820878935</text:p>
          </table:table-cell>
          <table:table-cell office:value-type="float" office:value="0.640815168651206" calcext:value-type="float">
            <text:p>0.6408151687</text:p>
          </table:table-cell>
          <table:table-cell office:value-type="float" office:value="0.524303319805532" calcext:value-type="float">
            <text:p>0.5243033198</text:p>
          </table:table-cell>
          <table:table-cell office:value-type="float" office:value="0.481935374770742" calcext:value-type="float">
            <text:p>0.4819353748</text:p>
          </table:table-cell>
          <table:table-cell office:value-type="float" office:value="0.413087464089207" calcext:value-type="float">
            <text:p>0.41308746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0878935049066" calcext:value-type="float">
            <text:p>0.820878935</text:p>
          </table:table-cell>
          <table:table-cell office:value-type="float" office:value="0.646111161780555" calcext:value-type="float">
            <text:p>0.6461111618</text:p>
          </table:table-cell>
          <table:table-cell office:value-type="float" office:value="0.53489530606423" calcext:value-type="float">
            <text:p>0.5348953061</text:p>
          </table:table-cell>
          <table:table-cell office:value-type="float" office:value="0.471343388512044" calcext:value-type="float">
            <text:p>0.4713433885</text:p>
          </table:table-cell>
          <table:table-cell office:value-type="float" office:value="0.397199484701161" calcext:value-type="float">
            <text:p>0.39719948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9969496253167" calcext:value-type="float">
            <text:p>0.7996949625</text:p>
          </table:table-cell>
          <table:table-cell office:value-type="float" office:value="0.62492718926316" calcext:value-type="float">
            <text:p>0.6249271893</text:p>
          </table:table-cell>
          <table:table-cell office:value-type="float" office:value="0.519007326676183" calcext:value-type="float">
            <text:p>0.5190073267</text:p>
          </table:table-cell>
          <table:table-cell office:value-type="float" office:value="0.476639381641393" calcext:value-type="float">
            <text:p>0.4766393816</text:p>
          </table:table-cell>
          <table:table-cell office:value-type="float" office:value="0.40249547783051" calcext:value-type="float">
            <text:p>0.40249547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10286948790368" calcext:value-type="float">
            <text:p>0.8102869488</text:p>
          </table:table-cell>
          <table:table-cell office:value-type="float" office:value="0.630223182392508" calcext:value-type="float">
            <text:p>0.6302231824</text:p>
          </table:table-cell>
          <table:table-cell office:value-type="float" office:value="0.524303319805532" calcext:value-type="float">
            <text:p>0.5243033198</text:p>
          </table:table-cell>
          <table:table-cell office:value-type="float" office:value="0.481935374770742" calcext:value-type="float">
            <text:p>0.4819353748</text:p>
          </table:table-cell>
          <table:table-cell office:value-type="float" office:value="0.418383457218556" calcext:value-type="float">
            <text:p>0.41838345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eal600</text:p>
          </table:table-cell>
          <table:table-cell office:value-type="string" calcext:value-type="string">
            <text:p>mean</text:p>
          </table:table-cell>
          <table:table-cell table:formula="of:=AVERAGE([.D17:.D21])" office:value-type="float" office:value="0.815582941919717" calcext:value-type="float">
            <text:p>0.8155829419</text:p>
          </table:table-cell>
          <table:table-cell table:formula="of:=AVERAGE([.E17:.E21])" office:value-type="float" office:value="0.638696771399467" calcext:value-type="float">
            <text:p>0.6386967714</text:p>
          </table:table-cell>
          <table:table-cell table:formula="of:=AVERAGE([.F17:.F21])" office:value-type="float" office:value="0.527480915683141" calcext:value-type="float">
            <text:p>0.5274809157</text:p>
          </table:table-cell>
          <table:table-cell table:formula="of:=AVERAGE([.G17:.G21])" office:value-type="float" office:value="0.477698580267263" calcext:value-type="float">
            <text:p>0.4776985803</text:p>
          </table:table-cell>
          <table:table-cell table:formula="of:=AVERAGE([.H17:.H21])" office:value-type="float" office:value="0.408850669585728" calcext:value-type="float">
            <text:p>0.40885066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eal600</text:p>
          </table:table-cell>
          <table:table-cell office:value-type="string" calcext:value-type="string">
            <text:p>minmax</text:p>
          </table:table-cell>
          <table:table-cell table:formula="of:=MAX([.D17:.D21])" office:value-type="float" office:value="0.826174928178414" calcext:value-type="float">
            <text:p>0.8261749282</text:p>
          </table:table-cell>
          <table:table-cell table:formula="of:=MAX([.E17:.E21])" office:value-type="float" office:value="0.651407154909904" calcext:value-type="float">
            <text:p>0.6514071549</text:p>
          </table:table-cell>
          <table:table-cell table:formula="of:=MAX([.F17:.F21])" office:value-type="float" office:value="0.53489530606423" calcext:value-type="float">
            <text:p>0.5348953061</text:p>
          </table:table-cell>
          <table:table-cell table:formula="of:=MAX([.G17:.G21])" office:value-type="float" office:value="0.481935374770742" calcext:value-type="float">
            <text:p>0.4819353748</text:p>
          </table:table-cell>
          <table:table-cell table:formula="of:=MAX([.H17:.H21])" office:value-type="float" office:value="0.418383457218556" calcext:value-type="float">
            <text:p>0.41838345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MIN([.D17:.D21])" office:value-type="float" office:value="0.79969496253167" calcext:value-type="float">
            <text:p>0.7996949625</text:p>
          </table:table-cell>
          <table:table-cell table:formula="of:=MIN([.E17:.E21])" office:value-type="float" office:value="0.62492718926316" calcext:value-type="float">
            <text:p>0.6249271893</text:p>
          </table:table-cell>
          <table:table-cell table:formula="of:=MIN([.F17:.F21])" office:value-type="float" office:value="0.519007326676183" calcext:value-type="float">
            <text:p>0.5190073267</text:p>
          </table:table-cell>
          <table:table-cell table:formula="of:=MIN([.G17:.G21])" office:value-type="float" office:value="0.471343388512044" calcext:value-type="float">
            <text:p>0.4713433885</text:p>
          </table:table-cell>
          <table:table-cell table:formula="of:=MIN([.H17:.H21])" office:value-type="float" office:value="0.397199484701161" calcext:value-type="float">
            <text:p>0.397199484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nneal700</text:p>
          </table:table-cell>
          <table:table-cell office:value-type="string" calcext:value-type="string">
            <text:p>raw</text:p>
          </table:table-cell>
          <table:table-cell office:value-type="float" office:value="0.856112988270923" calcext:value-type="float">
            <text:p>0.8561129883</text:p>
          </table:table-cell>
          <table:table-cell office:value-type="float" office:value="0.689243507506251" calcext:value-type="float">
            <text:p>0.6892435075</text:p>
          </table:table-cell>
          <table:table-cell office:value-type="float" office:value="0.594925974900133" calcext:value-type="float">
            <text:p>0.5949259749</text:p>
          </table:table-cell>
          <table:table-cell office:value-type="float" office:value="0.551394806005001" calcext:value-type="float">
            <text:p>0.551394806</text:p>
          </table:table-cell>
          <table:table-cell office:value-type="float" office:value="0.493353247478159" calcext:value-type="float">
            <text:p>0.49335324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3368183086778" calcext:value-type="float">
            <text:p>0.8633681831</text:p>
          </table:table-cell>
          <table:table-cell office:value-type="float" office:value="0.689243507506251" calcext:value-type="float">
            <text:p>0.6892435075</text:p>
          </table:table-cell>
          <table:table-cell office:value-type="float" office:value="0.580415585268422" calcext:value-type="float">
            <text:p>0.5804155853</text:p>
          </table:table-cell>
          <table:table-cell office:value-type="float" office:value="0.544139611189146" calcext:value-type="float">
            <text:p>0.5441396112</text:p>
          </table:table-cell>
          <table:table-cell office:value-type="float" office:value="0.486098052662304" calcext:value-type="float">
            <text:p>0.48609805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3368183086778" calcext:value-type="float">
            <text:p>0.8633681831</text:p>
          </table:table-cell>
          <table:table-cell office:value-type="float" office:value="0.696498702322107" calcext:value-type="float">
            <text:p>0.6964987023</text:p>
          </table:table-cell>
          <table:table-cell office:value-type="float" office:value="0.594925974900133" calcext:value-type="float">
            <text:p>0.5949259749</text:p>
          </table:table-cell>
          <table:table-cell office:value-type="float" office:value="0.551394806005001" calcext:value-type="float">
            <text:p>0.551394806</text:p>
          </table:table-cell>
          <table:table-cell office:value-type="float" office:value="0.493353247478159" calcext:value-type="float">
            <text:p>0.49335324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56112988270923" calcext:value-type="float">
            <text:p>0.8561129883</text:p>
          </table:table-cell>
          <table:table-cell office:value-type="float" office:value="0.681988312690396" calcext:value-type="float">
            <text:p>0.6819883127</text:p>
          </table:table-cell>
          <table:table-cell office:value-type="float" office:value="0.573160390452567" calcext:value-type="float">
            <text:p>0.5731603905</text:p>
          </table:table-cell>
          <table:table-cell office:value-type="float" office:value="0.536884416373291" calcext:value-type="float">
            <text:p>0.5368844164</text:p>
          </table:table-cell>
          <table:table-cell office:value-type="float" office:value="0.486098052662304" calcext:value-type="float">
            <text:p>0.48609805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48857793455068" calcext:value-type="float">
            <text:p>0.8488577935</text:p>
          </table:table-cell>
          <table:table-cell office:value-type="float" office:value="0.696498702322107" calcext:value-type="float">
            <text:p>0.6964987023</text:p>
          </table:table-cell>
          <table:table-cell office:value-type="float" office:value="0.594925974900133" calcext:value-type="float">
            <text:p>0.5949259749</text:p>
          </table:table-cell>
          <table:table-cell office:value-type="float" office:value="0.551394806005001" calcext:value-type="float">
            <text:p>0.551394806</text:p>
          </table:table-cell>
          <table:table-cell office:value-type="float" office:value="0.486098052662304" calcext:value-type="float">
            <text:p>0.48609805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eal700</text:p>
          </table:table-cell>
          <table:table-cell office:value-type="string" calcext:value-type="string">
            <text:p>mean</text:p>
          </table:table-cell>
          <table:table-cell table:formula="of:=AVERAGE([.D26:.D30])" office:value-type="float" office:value="0.857564027234094" calcext:value-type="float">
            <text:p>0.8575640272</text:p>
          </table:table-cell>
          <table:table-cell table:formula="of:=AVERAGE([.E26:.E30])" office:value-type="float" office:value="0.690694546469423" calcext:value-type="float">
            <text:p>0.6906945465</text:p>
          </table:table-cell>
          <table:table-cell table:formula="of:=AVERAGE([.F26:.F30])" office:value-type="float" office:value="0.587670780084278" calcext:value-type="float">
            <text:p>0.5876707801</text:p>
          </table:table-cell>
          <table:table-cell table:formula="of:=AVERAGE([.G26:.G30])" office:value-type="float" office:value="0.547041689115488" calcext:value-type="float">
            <text:p>0.5470416891</text:p>
          </table:table-cell>
          <table:table-cell table:formula="of:=AVERAGE([.H26:.H30])" office:value-type="float" office:value="0.489000130588646" calcext:value-type="float">
            <text:p>0.48900013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eal700</text:p>
          </table:table-cell>
          <table:table-cell office:value-type="string" calcext:value-type="string">
            <text:p>minmax</text:p>
          </table:table-cell>
          <table:table-cell table:formula="of:=MAX([.D26:.D30])" office:value-type="float" office:value="0.863368183086778" calcext:value-type="float">
            <text:p>0.8633681831</text:p>
          </table:table-cell>
          <table:table-cell table:formula="of:=MAX([.E26:.E30])" office:value-type="float" office:value="0.696498702322107" calcext:value-type="float">
            <text:p>0.6964987023</text:p>
          </table:table-cell>
          <table:table-cell table:formula="of:=MAX([.F26:.F30])" office:value-type="float" office:value="0.594925974900133" calcext:value-type="float">
            <text:p>0.5949259749</text:p>
          </table:table-cell>
          <table:table-cell table:formula="of:=MAX([.G26:.G30])" office:value-type="float" office:value="0.551394806005001" calcext:value-type="float">
            <text:p>0.551394806</text:p>
          </table:table-cell>
          <table:table-cell table:formula="of:=MAX([.H26:.H30])" office:value-type="float" office:value="0.493353247478159" calcext:value-type="float">
            <text:p>0.49335324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MIN([.D26:.D30])" office:value-type="float" office:value="0.848857793455068" calcext:value-type="float">
            <text:p>0.8488577935</text:p>
          </table:table-cell>
          <table:table-cell table:formula="of:=MIN([.E26:.E30])" office:value-type="float" office:value="0.681988312690396" calcext:value-type="float">
            <text:p>0.6819883127</text:p>
          </table:table-cell>
          <table:table-cell table:formula="of:=MIN([.F26:.F30])" office:value-type="float" office:value="0.573160390452567" calcext:value-type="float">
            <text:p>0.5731603905</text:p>
          </table:table-cell>
          <table:table-cell table:formula="of:=MIN([.G26:.G30])" office:value-type="float" office:value="0.536884416373291" calcext:value-type="float">
            <text:p>0.5368844164</text:p>
          </table:table-cell>
          <table:table-cell table:formula="of:=MIN([.H26:.H30])" office:value-type="float" office:value="0.486098052662304" calcext:value-type="float">
            <text:p>0.48609805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23:53:38.7640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1:40:14.492648000</meta:creation-date>
    <dc:date>2016-07-29T00:04:45.609288000</dc:date>
    <meta:editing-duration>PT1H42M12S</meta:editing-duration>
    <meta:editing-cycles>9</meta:editing-cycles>
    <meta:generator>LibreOffice/5.1.4.2$MacOSX_X86_64 LibreOffice_project/f99d75f39f1c57ebdd7ffc5f42867c12031db97a</meta:generator>
    <meta:document-statistic meta:table-count="1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12.5" chart:origin="0" chart:interval-major="2" chart:reverse-direction="false" text:line-break="false" loext:try-staggering-first="false" chart:link-data-style-to-source="true" chart:axis-position="0"/>
      <style:graphic-properties svg:stroke-width="0.051cm"/>
      <style:text-properties fo:font-size="24pt" style:font-size-asian="10pt" style:font-size-complex="10pt"/>
    </style:style>
    <style:style style:name="ch4" style:family="chart">
      <style:chart-properties style:rotation-angle="0"/>
      <style:text-properties fo:font-size="24pt" style:font-size-asian="9pt" style:font-size-complex="9pt"/>
    </style:style>
    <style:style style:name="ch5" style:family="chart" style:data-style-name="N0">
      <style:chart-properties chart:display-label="false" chart:tick-marks-major-inner="true" chart:tick-marks-major-outer="false" chart:logarithmic="false" chart:minimum="0" chart:maximum="12.5" chart:reverse-direction="false" text:line-break="false" loext:try-staggering-first="false" chart:link-data-style-to-source="true" chart:axis-position="end"/>
      <style:graphic-properties svg:stroke-width="0.051cm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tick-marks-major-inner="false" chart:tick-marks-major-outer="false" chart:logarithmic="true" chart:minimum="0.2" chart:maximum="1" chart:origin="0" chart:interval-major="0.2" chart:reverse-direction="false" text:line-break="false" loext:try-staggering-first="false" chart:link-data-style-to-source="true" chart:axis-position="0"/>
      <style:graphic-properties svg:stroke-width="0.051cm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24pt" style:font-size-asian="9pt" style:font-size-complex="9pt"/>
    </style:style>
    <style:style style:name="ch8" style:family="chart" style:data-style-name="N0">
      <style:chart-properties chart:display-label="false" chart:tick-marks-major-inner="true" chart:tick-marks-major-outer="false" chart:logarithmic="false" chart:minimum="0" chart:maximum="1" chart:interval-major="0.2" chart:reverse-direction="false" text:line-break="false" loext:try-staggering-first="false" chart:link-data-style-to-source="true" chart:axis-position="end"/>
      <style:graphic-properties svg:stroke-width="0.051cm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0" chart:regression-type="exponential"/>
      <style:graphic-properties svg:stroke-width="0.051cm" svg:stroke-color="#004586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0" chart:regression-type="exponential"/>
      <style:graphic-properties svg:stroke-width="0.051cm" svg:stroke-color="#ff420e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0" chart:regression-type="exponential"/>
      <style:graphic-properties svg:stroke-width="0.051cm" svg:stroke-color="#579d1c"/>
    </style:style>
    <style:style style:name="ch16" style:family="chart" style:data-style-name="N0">
      <style:chart-properties chart:symbol-type="named-symbol" chart:symbol-name="square" chart:symbol-width="0.4cm" chart:symbol-height="0.4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square" chart:symbol-width="0.4cm" chart:symbol-height="0.4cm"/>
    </style:style>
    <style:style style:name="ch18" style:family="chart" style:data-style-name="N0">
      <style:chart-properties chart:symbol-type="named-symbol" chart:symbol-name="arrow-up" chart:symbol-width="0.4cm" chart:symbol-height="0.4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4cm" chart:symbol-height="0.4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6cm" chart:symbol-height="0.6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6cm" chart:symbol-height="0.6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6cm" chart:symbol-height="0.6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3" style:family="chart">
      <style:graphic-properties draw:stroke="solid" svg:stroke-width="0.051cm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3.902cm" svg:height="18.064cm" xlink:href=".." xlink:type="simple" chart:class="chart:scatter" chart:style-name="ch1">
        <chart:plot-area chart:style-name="ch2" table:cell-range-address="Sheet1.J3:Sheet1.K10 Sheet1.B8:Sheet1.C8 Sheet1.D8:Sheet1.H15 Sheet1.B17:Sheet1.C17 Sheet1.D17:Sheet1.H24 Sheet1.B26:Sheet1.C26 Sheet1.D26:Sheet1.H33 Sheet1.B13:Sheet1.C14 Sheet1.B22:Sheet1.C23 Sheet1.B31:Sheet1.C32" chart:data-source-has-labels="row" svg:x="2.707cm" svg:y="0.744cm" svg:width="20.443cm" svg:height="15.996cm">
          <chartooo:coordinate-region svg:x="2.941cm" svg:y="0.744cm" svg:width="20.209cm" svg:height="14.941cm"/>
          <chart:axis chart:dimension="x" chart:name="primary-x" chart:style-name="ch3">
            <chart:title svg:x="11.289cm" svg:y="16.6cm" chart:style-name="ch4">
              <text:p>L (mm)</text:p>
            </chart:title>
          </chart:axis>
          <chart:axis chart:dimension="x" chart:name="secondary-x" chart:style-name="ch5"/>
          <chart:axis chart:dimension="y" chart:name="primary-y" chart:style-name="ch6">
            <chart:title svg:x="0cm" svg:y="12.924cm" chart:style-name="ch7">
              <text:p>Output power (Norm.)</text:p>
            </chart:title>
          </chart:axis>
          <chart:axis chart:dimension="y" chart:name="secondary-y" chart:style-name="ch8"/>
          <chart:series chart:attached-axis="primary-y" chart:style-name="ch9" chart:values-cell-range-address="Sheet1.K3:Sheet1.K10" chart:class="chart:scatter">
            <chart:domain table:cell-range-address="Sheet1.J3:Sheet1.J10"/>
            <chart:data-point chart:repeated="8"/>
          </chart:series>
          <chart:series chart:attached-axis="primary-y" chart:style-name="ch10" chart:values-cell-range-address="Sheet1.D8:Sheet1.H12" chart:label-cell-address="Sheet1.B8:Sheet1.C8" chart:class="chart:scatter">
            <chart:domain table:cell-range-address="Sheet1.D2:Sheet1.H6"/>
            <chart:regression-curve chart:style-name="ch11"/>
            <chart:data-point chart:repeated="25"/>
          </chart:series>
          <chart:series chart:attached-axis="primary-y" chart:style-name="ch12" chart:values-cell-range-address="Sheet1.D17:Sheet1.H21" chart:label-cell-address="Sheet1.B17:Sheet1.C17" chart:class="chart:scatter">
            <chart:domain table:cell-range-address="Sheet1.D2:Sheet1.H6"/>
            <chart:regression-curve chart:style-name="ch13"/>
            <chart:data-point chart:repeated="25"/>
          </chart:series>
          <chart:series chart:attached-axis="primary-y" chart:style-name="ch14" chart:values-cell-range-address="Sheet1.D26:Sheet1.H30" chart:label-cell-address="Sheet1.B26:Sheet1.C26" chart:class="chart:scatter">
            <chart:domain table:cell-range-address="Sheet1.D2:Sheet1.H6"/>
            <chart:regression-curve chart:style-name="ch15"/>
            <chart:data-point chart:repeated="25"/>
          </chart:series>
          <chart:series chart:attached-axis="primary-y" chart:style-name="ch16" chart:values-cell-range-address="Sheet1.D13:Sheet1.H13" chart:label-cell-address="Sheet1.B13:Sheet1.C13" chart:class="chart:scatter">
            <chart:domain table:cell-range-address="Sheet1.D6:Sheet1.H6"/>
            <chart:data-point chart:style-name="ch17"/>
            <chart:data-point chart:repeated="4"/>
          </chart:series>
          <chart:series chart:attached-axis="primary-y" chart:style-name="ch18" chart:values-cell-range-address="Sheet1.D22:Sheet1.H22" chart:label-cell-address="Sheet1.B22:Sheet1.C22" chart:class="chart:scatter">
            <chart:domain table:cell-range-address="Sheet1.D6:Sheet1.H6"/>
            <chart:data-point chart:repeated="5"/>
          </chart:series>
          <chart:series chart:attached-axis="primary-y" chart:style-name="ch19" chart:values-cell-range-address="Sheet1.D31:Sheet1.H31" chart:label-cell-address="Sheet1.B31:Sheet1.C31" chart:class="chart:scatter">
            <chart:domain table:cell-range-address="Sheet1.D6:Sheet1.H6"/>
            <chart:data-point chart:repeated="5"/>
          </chart:series>
          <chart:series chart:attached-axis="primary-y" chart:style-name="ch20" chart:values-cell-range-address="Sheet1.D14:Sheet1.H15" chart:label-cell-address="Sheet1.B14:Sheet1.C14" chart:class="chart:scatter">
            <chart:domain table:cell-range-address="Sheet1.D5:Sheet1.H6"/>
            <chart:data-point chart:repeated="10"/>
          </chart:series>
          <chart:series chart:attached-axis="primary-y" chart:style-name="ch21" chart:values-cell-range-address="Sheet1.D23:Sheet1.H24" chart:label-cell-address="Sheet1.B23:Sheet1.C23" chart:class="chart:scatter">
            <chart:domain table:cell-range-address="Sheet1.D5:Sheet1.H6"/>
            <chart:data-point chart:repeated="10"/>
          </chart:series>
          <chart:series chart:attached-axis="primary-y" chart:style-name="ch22" chart:values-cell-range-address="Sheet1.D32:Sheet1.H33" chart:label-cell-address="Sheet1.B32:Sheet1.C32" chart:class="chart:scatter">
            <chart:domain table:cell-range-address="Sheet1.D5:Sheet1.H6"/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/>
              </table:table-cell>
              <table:table-cell office:value-type="string">
                <text:p>asgrown raw</text:p>
                <text:list>
                  <text:list-item>
                    <text:p>asgrown</text:p>
                  </text:list-item>
                  <text:list-item>
                    <text:p>raw</text:p>
                  </text:list-item>
                </text:list>
                <draw:g>
                  <svg:desc>Sheet1.B8:Sheet1.C8</svg:desc>
                </draw:g>
              </table:table-cell>
              <table:table-cell office:value-type="string">
                <text:p/>
              </table:table-cell>
              <table:table-cell office:value-type="string">
                <text:p>anneal600 raw</text:p>
                <text:list>
                  <text:list-item>
                    <text:p>anneal600</text:p>
                  </text:list-item>
                  <text:list-item>
                    <text:p>raw</text:p>
                  </text:list-item>
                </text:list>
                <draw:g>
                  <svg:desc>Sheet1.B17:Sheet1.C17</svg:desc>
                </draw:g>
              </table:table-cell>
              <table:table-cell office:value-type="string">
                <text:p/>
              </table:table-cell>
              <table:table-cell office:value-type="string">
                <text:p>anneal700 raw</text:p>
                <text:list>
                  <text:list-item>
                    <text:p>anneal700</text:p>
                  </text:list-item>
                  <text:list-item>
                    <text:p>raw</text:p>
                  </text:list-item>
                </text:list>
                <draw:g>
                  <svg:desc>Sheet1.B26:Sheet1.C26</svg:desc>
                </draw:g>
              </table:table-cell>
              <table:table-cell office:value-type="string">
                <text:p>Row 6</text:p>
              </table:table-cell>
              <table:table-cell office:value-type="string">
                <text:p>asgrown mean</text:p>
                <text:list>
                  <text:list-item>
                    <text:p>asgrown</text:p>
                  </text:list-item>
                  <text:list-item>
                    <text:p>mean</text:p>
                  </text:list-item>
                </text:list>
                <draw:g>
                  <svg:desc>Sheet1.B13:Sheet1.C13</svg:desc>
                </draw:g>
              </table:table-cell>
              <table:table-cell office:value-type="string">
                <text:p>Row 6</text:p>
              </table:table-cell>
              <table:table-cell office:value-type="string">
                <text:p>anneal600 mean</text:p>
                <text:list>
                  <text:list-item>
                    <text:p>anneal600</text:p>
                  </text:list-item>
                  <text:list-item>
                    <text:p>mean</text:p>
                  </text:list-item>
                </text:list>
                <draw:g>
                  <svg:desc>Sheet1.B22:Sheet1.C22</svg:desc>
                </draw:g>
              </table:table-cell>
              <table:table-cell office:value-type="string">
                <text:p>Row 6</text:p>
              </table:table-cell>
              <table:table-cell office:value-type="string">
                <text:p>anneal700 mean</text:p>
                <text:list>
                  <text:list-item>
                    <text:p>anneal700</text:p>
                  </text:list-item>
                  <text:list-item>
                    <text:p>mean</text:p>
                  </text:list-item>
                </text:list>
                <draw:g>
                  <svg:desc>Sheet1.B31:Sheet1.C31</svg:desc>
                </draw:g>
              </table:table-cell>
              <table:table-cell office:value-type="string">
                <text:p>Row 5 Row 6</text:p>
              </table:table-cell>
              <table:table-cell office:value-type="string">
                <text:p>asgrown minmax</text:p>
                <text:list>
                  <text:list-item>
                    <text:p>asgrown</text:p>
                  </text:list-item>
                  <text:list-item>
                    <text:p>minmax</text:p>
                  </text:list-item>
                </text:list>
                <draw:g>
                  <svg:desc>Sheet1.B14:Sheet1.C14</svg:desc>
                </draw:g>
              </table:table-cell>
              <table:table-cell office:value-type="string">
                <text:p>Row 5 Row 6</text:p>
              </table:table-cell>
              <table:table-cell office:value-type="string">
                <text:p>anneal600 minmax</text:p>
                <text:list>
                  <text:list-item>
                    <text:p>anneal600</text:p>
                  </text:list-item>
                  <text:list-item>
                    <text:p>minmax</text:p>
                  </text:list-item>
                </text:list>
                <draw:g>
                  <svg:desc>Sheet1.B23:Sheet1.C23</svg:desc>
                </draw:g>
              </table:table-cell>
              <table:table-cell office:value-type="string">
                <text:p>Row 5 Row 6</text:p>
              </table:table-cell>
              <table:table-cell office:value-type="string">
                <text:p>anneal700 minmax</text:p>
                <text:list>
                  <text:list-item>
                    <text:p>anneal700</text:p>
                  </text:list-item>
                  <text:list-item>
                    <text:p>minmax</text:p>
                  </text:list-item>
                </text:list>
                <draw:g>
                  <svg:desc>Sheet1.B32:Sheet1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3:Sheet1.J10</svg:desc>
                </draw:g>
              </table:table-cell>
              <table:table-cell office:value-type="float" office:value="0.2">
                <text:p>0.2</text:p>
                <draw:g>
                  <svg:desc>Sheet1.K3:Sheet1.K10</svg:desc>
                </draw:g>
              </table:table-cell>
              <table:table-cell office:value-type="float" office:value="3">
                <text:p>3</text:p>
                <draw:g>
                  <svg:desc>Sheet1.D2:Sheet1.H6</svg:desc>
                </draw:g>
              </table:table-cell>
              <table:table-cell office:value-type="float" office:value="0.74091937518477">
                <text:p>0.74091937518477</text:p>
                <draw:g>
                  <svg:desc>Sheet1.D8:Sheet1.H12</svg:desc>
                </draw:g>
              </table:table-cell>
              <table:table-cell office:value-type="float" office:value="3">
                <text:p>3</text:p>
                <draw:g>
                  <svg:desc>Sheet1.D2:Sheet1.H6</svg:desc>
                </draw:g>
              </table:table-cell>
              <table:table-cell office:value-type="float" office:value="0.826174928178414">
                <text:p>0.826174928178414</text:p>
                <draw:g>
                  <svg:desc>Sheet1.D17:Sheet1.H21</svg:desc>
                </draw:g>
              </table:table-cell>
              <table:table-cell office:value-type="float" office:value="3">
                <text:p>3</text:p>
                <draw:g>
                  <svg:desc>Sheet1.D2:Sheet1.H6</svg:desc>
                </draw:g>
              </table:table-cell>
              <table:table-cell office:value-type="float" office:value="0.856112988270923">
                <text:p>0.856112988270923</text:p>
                <draw:g>
                  <svg:desc>Sheet1.D26:Sheet1.H30</svg:desc>
                </draw:g>
              </table:table-cell>
              <table:table-cell office:value-type="float" office:value="3">
                <text:p>3</text:p>
                <draw:g>
                  <svg:desc>Sheet1.D6:Sheet1.H6</svg:desc>
                </draw:g>
              </table:table-cell>
              <table:table-cell office:value-type="float" office:value="0.752061019924391">
                <text:p>0.752061019924391</text:p>
                <draw:g>
                  <svg:desc>Sheet1.D13:Sheet1.H13</svg:desc>
                </draw:g>
              </table:table-cell>
              <table:table-cell office:value-type="float" office:value="3">
                <text:p>3</text:p>
                <draw:g>
                  <svg:desc>Sheet1.D6:Sheet1.H6</svg:desc>
                </draw:g>
              </table:table-cell>
              <table:table-cell office:value-type="float" office:value="0.815582941919717">
                <text:p>0.815582941919717</text:p>
                <draw:g>
                  <svg:desc>Sheet1.D22:Sheet1.H22</svg:desc>
                </draw:g>
              </table:table-cell>
              <table:table-cell office:value-type="float" office:value="3">
                <text:p>3</text:p>
                <draw:g>
                  <svg:desc>Sheet1.D6:Sheet1.H6</svg:desc>
                </draw:g>
              </table:table-cell>
              <table:table-cell office:value-type="float" office:value="0.857564027234094">
                <text:p>0.857564027234094</text:p>
                <draw:g>
                  <svg:desc>Sheet1.D31:Sheet1.H31</svg:desc>
                </draw:g>
              </table:table-cell>
              <table:table-cell office:value-type="float" office:value="3">
                <text:p>3</text:p>
                <draw:g>
                  <svg:desc>Sheet1.D5:Sheet1.H6</svg:desc>
                </draw:g>
              </table:table-cell>
              <table:table-cell office:value-type="float" office:value="0.757631842294201">
                <text:p>0.757631842294201</text:p>
                <draw:g>
                  <svg:desc>Sheet1.D14:Sheet1.H15</svg:desc>
                </draw:g>
              </table:table-cell>
              <table:table-cell office:value-type="float" office:value="3">
                <text:p>3</text:p>
                <draw:g>
                  <svg:desc>Sheet1.D5:Sheet1.H6</svg:desc>
                </draw:g>
              </table:table-cell>
              <table:table-cell office:value-type="float" office:value="0.826174928178414">
                <text:p>0.826174928178414</text:p>
                <draw:g>
                  <svg:desc>Sheet1.D23:Sheet1.H24</svg:desc>
                </draw:g>
              </table:table-cell>
              <table:table-cell office:value-type="float" office:value="3">
                <text:p>3</text:p>
                <draw:g>
                  <svg:desc>Sheet1.D5:Sheet1.H6</svg:desc>
                </draw:g>
              </table:table-cell>
              <table:table-cell office:value-type="float" office:value="0.863368183086778">
                <text:p>0.863368183086778</text:p>
                <draw:g>
                  <svg:desc>Sheet1.D32:Sheet1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  <table:table-cell office:value-type="float" office:value="0.752061019924391">
                <text:p>0.752061019924391</text:p>
              </table:table-cell>
              <table:table-cell office:value-type="float" office:value="3">
                <text:p>3</text:p>
              </table:table-cell>
              <table:table-cell office:value-type="float" office:value="0.820878935049066">
                <text:p>0.820878935049066</text:p>
              </table:table-cell>
              <table:table-cell office:value-type="float" office:value="3">
                <text:p>3</text:p>
              </table:table-cell>
              <table:table-cell office:value-type="float" office:value="0.863368183086778">
                <text:p>0.863368183086778</text:p>
              </table:table-cell>
              <table:table-cell office:value-type="float" office:value="5">
                <text:p>5</text:p>
              </table:table-cell>
              <table:table-cell office:value-type="float" office:value="0.550397250137258">
                <text:p>0.550397250137258</text:p>
              </table:table-cell>
              <table:table-cell office:value-type="float" office:value="5">
                <text:p>5</text:p>
              </table:table-cell>
              <table:table-cell office:value-type="float" office:value="0.638696771399467">
                <text:p>0.638696771399467</text:p>
              </table:table-cell>
              <table:table-cell office:value-type="float" office:value="5">
                <text:p>5</text:p>
              </table:table-cell>
              <table:table-cell office:value-type="float" office:value="0.690694546469423">
                <text:p>0.690694546469423</text:p>
              </table:table-cell>
              <table:table-cell office:value-type="float" office:value="3">
                <text:p>3</text:p>
              </table:table-cell>
              <table:table-cell office:value-type="float" office:value="0.74091937518477">
                <text:p>0.74091937518477</text:p>
              </table:table-cell>
              <table:table-cell office:value-type="float" office:value="3">
                <text:p>3</text:p>
              </table:table-cell>
              <table:table-cell office:value-type="float" office:value="0.79969496253167">
                <text:p>0.79969496253167</text:p>
              </table:table-cell>
              <table:table-cell office:value-type="float" office:value="3">
                <text:p>3</text:p>
              </table:table-cell>
              <table:table-cell office:value-type="float" office:value="0.848857793455068">
                <text:p>0.848857793455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  <table:table-cell office:value-type="float" office:value="0.752061019924391">
                <text:p>0.752061019924391</text:p>
              </table:table-cell>
              <table:table-cell office:value-type="float" office:value="3">
                <text:p>3</text:p>
              </table:table-cell>
              <table:table-cell office:value-type="float" office:value="0.820878935049066">
                <text:p>0.820878935049066</text:p>
              </table:table-cell>
              <table:table-cell office:value-type="float" office:value="3">
                <text:p>3</text:p>
              </table:table-cell>
              <table:table-cell office:value-type="float" office:value="0.863368183086778">
                <text:p>0.863368183086778</text:p>
              </table:table-cell>
              <table:table-cell office:value-type="float" office:value="7">
                <text:p>7</text:p>
              </table:table-cell>
              <table:table-cell office:value-type="float" office:value="0.436752473793128">
                <text:p>0.436752473793128</text:p>
              </table:table-cell>
              <table:table-cell office:value-type="float" office:value="7">
                <text:p>7</text:p>
              </table:table-cell>
              <table:table-cell office:value-type="float" office:value="0.527480915683141">
                <text:p>0.527480915683141</text:p>
              </table:table-cell>
              <table:table-cell office:value-type="float" office:value="7">
                <text:p>7</text:p>
              </table:table-cell>
              <table:table-cell office:value-type="float" office:value="0.587670780084278">
                <text:p>0.587670780084278</text:p>
              </table:table-cell>
              <table:table-cell office:value-type="float" office:value="5">
                <text:p>5</text:p>
              </table:table-cell>
              <table:table-cell office:value-type="float" office:value="0.55708223698103">
                <text:p>0.55708223698103</text:p>
              </table:table-cell>
              <table:table-cell office:value-type="float" office:value="5">
                <text:p>5</text:p>
              </table:table-cell>
              <table:table-cell office:value-type="float" office:value="0.651407154909904">
                <text:p>0.651407154909904</text:p>
              </table:table-cell>
              <table:table-cell office:value-type="float" office:value="5">
                <text:p>5</text:p>
              </table:table-cell>
              <table:table-cell office:value-type="float" office:value="0.696498702322107">
                <text:p>0.696498702322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0.757631842294201">
                <text:p>0.757631842294201</text:p>
              </table:table-cell>
              <table:table-cell office:value-type="float" office:value="3">
                <text:p>3</text:p>
              </table:table-cell>
              <table:table-cell office:value-type="float" office:value="0.79969496253167">
                <text:p>0.79969496253167</text:p>
              </table:table-cell>
              <table:table-cell office:value-type="float" office:value="3">
                <text:p>3</text:p>
              </table:table-cell>
              <table:table-cell office:value-type="float" office:value="0.856112988270923">
                <text:p>0.856112988270923</text:p>
              </table:table-cell>
              <table:table-cell office:value-type="float" office:value="9">
                <text:p>9</text:p>
              </table:table-cell>
              <table:table-cell office:value-type="float" office:value="0.382158414568986">
                <text:p>0.382158414568986</text:p>
              </table:table-cell>
              <table:table-cell office:value-type="float" office:value="9">
                <text:p>9</text:p>
              </table:table-cell>
              <table:table-cell office:value-type="float" office:value="0.477698580267263">
                <text:p>0.477698580267263</text:p>
              </table:table-cell>
              <table:table-cell office:value-type="float" office:value="9">
                <text:p>9</text:p>
              </table:table-cell>
              <table:table-cell office:value-type="float" office:value="0.547041689115488">
                <text:p>0.547041689115488</text:p>
              </table:table-cell>
              <table:table-cell office:value-type="float" office:value="5">
                <text:p>5</text:p>
              </table:table-cell>
              <table:table-cell office:value-type="float" office:value="0.540369769871599">
                <text:p>0.540369769871599</text:p>
              </table:table-cell>
              <table:table-cell office:value-type="float" office:value="5">
                <text:p>5</text:p>
              </table:table-cell>
              <table:table-cell office:value-type="float" office:value="0.62492718926316">
                <text:p>0.62492718926316</text:p>
              </table:table-cell>
              <table:table-cell office:value-type="float" office:value="5">
                <text:p>5</text:p>
              </table:table-cell>
              <table:table-cell office:value-type="float" office:value="0.681988312690396">
                <text:p>0.681988312690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  <table:table-cell office:value-type="float" office:value="0.757631842294201">
                <text:p>0.757631842294201</text:p>
              </table:table-cell>
              <table:table-cell office:value-type="float" office:value="3">
                <text:p>3</text:p>
              </table:table-cell>
              <table:table-cell office:value-type="float" office:value="0.810286948790368">
                <text:p>0.810286948790368</text:p>
              </table:table-cell>
              <table:table-cell office:value-type="float" office:value="3">
                <text:p>3</text:p>
              </table:table-cell>
              <table:table-cell office:value-type="float" office:value="0.848857793455068">
                <text:p>0.848857793455068</text:p>
              </table:table-cell>
              <table:table-cell office:value-type="float" office:value="11">
                <text:p>11</text:p>
              </table:table-cell>
              <table:table-cell office:value-type="float" office:value="0.29748191454787">
                <text:p>0.29748191454787</text:p>
              </table:table-cell>
              <table:table-cell office:value-type="float" office:value="11">
                <text:p>11</text:p>
              </table:table-cell>
              <table:table-cell office:value-type="float" office:value="0.408850669585728">
                <text:p>0.408850669585728</text:p>
              </table:table-cell>
              <table:table-cell office:value-type="float" office:value="11">
                <text:p>11</text:p>
              </table:table-cell>
              <table:table-cell office:value-type="float" office:value="0.489000130588646">
                <text:p>0.489000130588646</text:p>
              </table:table-cell>
              <table:table-cell office:value-type="float" office:value="7">
                <text:p>7</text:p>
              </table:table-cell>
              <table:table-cell office:value-type="float" office:value="0.445665789584824">
                <text:p>0.445665789584824</text:p>
              </table:table-cell>
              <table:table-cell office:value-type="float" office:value="7">
                <text:p>7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5">
                <text:p>5</text:p>
              </table:table-cell>
              <table:table-cell office:value-type="float" office:value="0.651407154909904">
                <text:p>0.651407154909904</text:p>
              </table:table-cell>
              <table:table-cell office:value-type="float" office:value="5">
                <text:p>5</text:p>
              </table:table-cell>
              <table:table-cell office:value-type="float" office:value="0.689243507506251">
                <text:p>0.689243507506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28953322475393">
                <text:p>0.428953322475393</text:p>
              </table:table-cell>
              <table:table-cell office:value-type="float" office:value="7">
                <text:p>7</text:p>
              </table:table-cell>
              <table:table-cell office:value-type="float" office:value="0.519007326676183">
                <text:p>0.519007326676183</text:p>
              </table:table-cell>
              <table:table-cell office:value-type="float" office:value="7">
                <text:p>7</text:p>
              </table:table-cell>
              <table:table-cell office:value-type="float" office:value="0.573160390452567">
                <text:p>0.573160390452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540369769871599">
                <text:p>0.540369769871599</text:p>
              </table:table-cell>
              <table:table-cell office:value-type="float" office:value="5">
                <text:p>5</text:p>
              </table:table-cell>
              <table:table-cell office:value-type="float" office:value="0.640815168651206">
                <text:p>0.640815168651206</text:p>
              </table:table-cell>
              <table:table-cell office:value-type="float" office:value="5">
                <text:p>5</text:p>
              </table:table-cell>
              <table:table-cell office:value-type="float" office:value="0.689243507506251">
                <text:p>0.689243507506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95528388256531">
                <text:p>0.395528388256531</text:p>
              </table:table-cell>
              <table:table-cell office:value-type="float" office:value="9">
                <text:p>9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5">
                <text:p>5</text:p>
              </table:table-cell>
              <table:table-cell office:value-type="float" office:value="0.55708223698103">
                <text:p>0.55708223698103</text:p>
              </table:table-cell>
              <table:table-cell office:value-type="float" office:value="5">
                <text:p>5</text:p>
              </table:table-cell>
              <table:table-cell office:value-type="float" office:value="0.646111161780555">
                <text:p>0.646111161780555</text:p>
              </table:table-cell>
              <table:table-cell office:value-type="float" office:value="5">
                <text:p>5</text:p>
              </table:table-cell>
              <table:table-cell office:value-type="float" office:value="0.696498702322107">
                <text:p>0.69649870232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324509877729">
                <text:p>0.37324509877729</text:p>
              </table:table-cell>
              <table:table-cell office:value-type="float" office:value="9">
                <text:p>9</text:p>
              </table:table-cell>
              <table:table-cell office:value-type="float" office:value="0.471343388512044">
                <text:p>0.471343388512044</text:p>
              </table:table-cell>
              <table:table-cell office:value-type="float" office:value="9">
                <text:p>9</text:p>
              </table:table-cell>
              <table:table-cell office:value-type="float" office:value="0.536884416373291">
                <text:p>0.536884416373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5">
                <text:p>5</text:p>
              </table:table-cell>
              <table:table-cell office:value-type="float" office:value="0.62492718926316">
                <text:p>0.62492718926316</text:p>
              </table:table-cell>
              <table:table-cell office:value-type="float" office:value="5">
                <text:p>5</text:p>
              </table:table-cell>
              <table:table-cell office:value-type="float" office:value="0.681988312690396">
                <text:p>0.681988312690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306395230339566">
                <text:p>0.306395230339566</text:p>
              </table:table-cell>
              <table:table-cell office:value-type="float" office:value="11">
                <text:p>11</text:p>
              </table:table-cell>
              <table:table-cell office:value-type="float" office:value="0.418383457218556">
                <text:p>0.418383457218556</text:p>
              </table:table-cell>
              <table:table-cell office:value-type="float" office:value="11">
                <text:p>11</text:p>
              </table:table-cell>
              <table:table-cell office:value-type="float" office:value="0.493353247478159">
                <text:p>0.493353247478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5">
                <text:p>5</text:p>
              </table:table-cell>
              <table:table-cell office:value-type="float" office:value="0.630223182392508">
                <text:p>0.630223182392508</text:p>
              </table:table-cell>
              <table:table-cell office:value-type="float" office:value="5">
                <text:p>5</text:p>
              </table:table-cell>
              <table:table-cell office:value-type="float" office:value="0.696498702322107">
                <text:p>0.69649870232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89682763230136">
                <text:p>0.289682763230136</text:p>
              </table:table-cell>
              <table:table-cell office:value-type="float" office:value="11">
                <text:p>11</text:p>
              </table:table-cell>
              <table:table-cell office:value-type="float" office:value="0.397199484701161">
                <text:p>0.397199484701161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45665789584824">
                <text:p>0.445665789584824</text:p>
              </table:table-cell>
              <table:table-cell office:value-type="float" office:value="7">
                <text:p>7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34524144845203">
                <text:p>0.434524144845203</text:p>
              </table:table-cell>
              <table:table-cell office:value-type="float" office:value="7">
                <text:p>7</text:p>
              </table:table-cell>
              <table:table-cell office:value-type="float" office:value="0.524303319805532">
                <text:p>0.524303319805532</text:p>
              </table:table-cell>
              <table:table-cell office:value-type="float" office:value="7">
                <text:p>7</text:p>
              </table:table-cell>
              <table:table-cell office:value-type="float" office:value="0.580415585268422">
                <text:p>0.58041558526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40094967215014">
                <text:p>0.440094967215014</text:p>
              </table:table-cell>
              <table:table-cell office:value-type="float" office:value="7">
                <text:p>7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28953322475393">
                <text:p>0.428953322475393</text:p>
              </table:table-cell>
              <table:table-cell office:value-type="float" office:value="7">
                <text:p>7</text:p>
              </table:table-cell>
              <table:table-cell office:value-type="float" office:value="0.519007326676183">
                <text:p>0.519007326676183</text:p>
              </table:table-cell>
              <table:table-cell office:value-type="float" office:value="7">
                <text:p>7</text:p>
              </table:table-cell>
              <table:table-cell office:value-type="float" office:value="0.573160390452567">
                <text:p>0.57316039045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34524144845203">
                <text:p>0.434524144845203</text:p>
              </table:table-cell>
              <table:table-cell office:value-type="float" office:value="7">
                <text:p>7</text:p>
              </table:table-cell>
              <table:table-cell office:value-type="float" office:value="0.524303319805532">
                <text:p>0.524303319805532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88159211471">
                <text:p>0.3788159211471</text:p>
              </table:table-cell>
              <table:table-cell office:value-type="float" office:value="9">
                <text:p>9</text:p>
              </table:table-cell>
              <table:table-cell office:value-type="float" office:value="0.476639381641393">
                <text:p>0.476639381641393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324509877729">
                <text:p>0.37324509877729</text:p>
              </table:table-cell>
              <table:table-cell office:value-type="float" office:value="9">
                <text:p>9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9">
                <text:p>9</text:p>
              </table:table-cell>
              <table:table-cell office:value-type="float" office:value="0.544139611189146">
                <text:p>0.54413961118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95528388256531">
                <text:p>0.395528388256531</text:p>
              </table:table-cell>
              <table:table-cell office:value-type="float" office:value="9">
                <text:p>9</text:p>
              </table:table-cell>
              <table:table-cell office:value-type="float" office:value="0.471343388512044">
                <text:p>0.471343388512044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84386743516911">
                <text:p>0.384386743516911</text:p>
              </table:table-cell>
              <table:table-cell office:value-type="float" office:value="9">
                <text:p>9</text:p>
              </table:table-cell>
              <table:table-cell office:value-type="float" office:value="0.476639381641393">
                <text:p>0.476639381641393</text:p>
              </table:table-cell>
              <table:table-cell office:value-type="float" office:value="9">
                <text:p>9</text:p>
              </table:table-cell>
              <table:table-cell office:value-type="float" office:value="0.536884416373291">
                <text:p>0.53688441637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88159211471">
                <text:p>0.3788159211471</text:p>
              </table:table-cell>
              <table:table-cell office:value-type="float" office:value="9">
                <text:p>9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89682763230136">
                <text:p>0.289682763230136</text:p>
              </table:table-cell>
              <table:table-cell office:value-type="float" office:value="11">
                <text:p>11</text:p>
              </table:table-cell>
              <table:table-cell office:value-type="float" office:value="0.413087464089207">
                <text:p>0.413087464089207</text:p>
              </table:table-cell>
              <table:table-cell office:value-type="float" office:value="11">
                <text:p>11</text:p>
              </table:table-cell>
              <table:table-cell office:value-type="float" office:value="0.493353247478159">
                <text:p>0.49335324747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5253585599946">
                <text:p>0.295253585599946</text:p>
              </table:table-cell>
              <table:table-cell office:value-type="float" office:value="11">
                <text:p>11</text:p>
              </table:table-cell>
              <table:table-cell office:value-type="float" office:value="0.413087464089207">
                <text:p>0.413087464089207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306395230339566">
                <text:p>0.306395230339566</text:p>
              </table:table-cell>
              <table:table-cell office:value-type="float" office:value="11">
                <text:p>11</text:p>
              </table:table-cell>
              <table:table-cell office:value-type="float" office:value="0.397199484701161">
                <text:p>0.397199484701161</text:p>
              </table:table-cell>
              <table:table-cell office:value-type="float" office:value="11">
                <text:p>11</text:p>
              </table:table-cell>
              <table:table-cell office:value-type="float" office:value="0.493353247478159">
                <text:p>0.49335324747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300824407969756">
                <text:p>0.300824407969756</text:p>
              </table:table-cell>
              <table:table-cell office:value-type="float" office:value="11">
                <text:p>11</text:p>
              </table:table-cell>
              <table:table-cell office:value-type="float" office:value="0.40249547783051">
                <text:p>0.40249547783051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5253585599946">
                <text:p>0.295253585599946</text:p>
              </table:table-cell>
              <table:table-cell office:value-type="float" office:value="11">
                <text:p>11</text:p>
              </table:table-cell>
              <table:table-cell office:value-type="float" office:value="0.418383457218556">
                <text:p>0.418383457218556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